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LMMono10" svg:font-family="LMMono10" style:font-pitch="fixed"/>
    <style:font-face style:name="DejaVu Sans Mono" svg:font-family="'DejaVu Sans Mono'" style:font-family-generic="modern" style:font-pitch="fixed"/>
    <style:font-face style:name="Droid Sans1" svg:font-family="'Droid Sans'" style:font-family-generic="modern" style:font-pitch="fixed"/>
    <style:font-face style:name="cmex10" svg:font-family="cmex10" style:font-pitch="variable"/>
    <style:font-face style:name="cmmi10" svg:font-family="cmmi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Preformatted_20_Text">
      <style:text-properties style:text-underline-style="none" fo:font-weight="normal" style:font-weight-asian="normal" style:font-weight-complex="normal"/>
    </style:style>
    <style:style style:name="P7" style:family="paragraph" style:parent-style-name="Heading_20_5" style:list-style-name="L15">
      <style:text-properties style:text-underline-style="none" fo:font-weight="normal" style:font-weight-asian="normal" style:font-weight-complex="normal"/>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text-properties style:text-underline-style="solid" style:text-underline-width="auto" style:text-underline-color="font-color" fo:font-weight="bold" style:font-weight-asian="bold" style:font-weight-complex="bold"/>
    </style:style>
    <style:style style:name="P11"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list-style-name="L4">
      <style:text-properties style:text-underline-style="none" fo:font-weight="normal" style:font-weight-asian="normal" style:font-weight-complex="normal"/>
    </style:style>
    <style:style style:name="P14" style:family="paragraph" style:parent-style-name="Standard" style:list-style-name="L5">
      <style:text-properties style:text-underline-style="none" fo:font-weight="normal" style:font-weight-asian="normal" style:font-weight-complex="normal"/>
    </style:style>
    <style:style style:name="P15" style:family="paragraph" style:parent-style-name="Standard" style:list-style-name="L6">
      <style:text-properties style:text-underline-style="none" fo:font-weight="normal" style:font-weight-asian="normal" style:font-weight-complex="normal"/>
    </style:style>
    <style:style style:name="P16" style:family="paragraph" style:parent-style-name="Standard" style:list-style-name="L14">
      <style:text-properties style:text-underline-style="none" fo:font-weight="normal" style:font-weight-asian="normal" style:font-weight-complex="normal"/>
    </style:style>
    <style:style style:name="P17" style:family="paragraph" style:parent-style-name="Standard" style:list-style-name="L5"/>
    <style:style style:name="P18" style:family="paragraph" style:parent-style-name="Standard">
      <style:text-properties fo:font-style="italic" style:text-underline-style="none" fo:font-weight="normal" style:font-style-asian="italic" style:font-weight-asian="normal" style:font-style-complex="italic" style:font-weight-complex="normal"/>
    </style:style>
    <style:style style:name="P19" style:family="paragraph" style:parent-style-name="Standard">
      <style:text-properties fo:color="#008080" style:font-name="LMMono10" style:text-underline-style="none" fo:font-weight="normal" style:font-weight-asian="normal" style:font-weight-complex="normal"/>
    </style:style>
    <style:style style:name="P20" style:family="paragraph" style:parent-style-name="Text_20_body" style:list-style-name="L8"/>
    <style:style style:name="P21" style:family="paragraph" style:parent-style-name="Text_20_body" style:list-style-name="L12"/>
    <style:style style:name="P22" style:family="paragraph" style:parent-style-name="Text_20_body" style:list-style-name="L14"/>
    <style:style style:name="P23" style:family="paragraph" style:parent-style-name="Text_20_body">
      <style:text-properties style:text-underline-style="none" fo:font-weight="normal" style:font-weight-asian="normal" style:font-weight-complex="normal"/>
    </style:style>
    <style:style style:name="P24" style:family="paragraph" style:parent-style-name="Text_20_body" style:list-style-name="L15">
      <style:text-properties style:text-underline-style="none" fo:font-weight="normal" style:font-weight-asian="normal" style:font-weight-complex="normal"/>
    </style:style>
    <style:style style:name="P25" style:family="paragraph" style:parent-style-name="Text_20_body" style:list-style-name="L16">
      <style:text-properties style:text-underline-style="none" fo:font-weight="normal" style:font-weight-asian="normal" style:font-weight-complex="normal"/>
    </style:style>
    <style:style style:name="P26" style:family="paragraph" style:parent-style-name="Text_20_body" style:list-style-name="L17">
      <style:text-properties style:text-underline-style="none" fo:font-weight="normal" style:font-weight-asian="normal" style:font-weight-complex="normal"/>
    </style:style>
    <style:style style:name="P27" style:family="paragraph" style:parent-style-name="Text_20_body" style:list-style-name="L18">
      <style:text-properties style:text-underline-style="none" fo:font-weight="normal" style:font-weight-asian="normal" style:font-weight-complex="normal"/>
    </style:style>
    <style:style style:name="P28" style:family="paragraph" style:parent-style-name="Text_20_body">
      <style:text-properties style:text-underline-style="solid" style:text-underline-width="auto" style:text-underline-color="font-color" fo:font-weight="bold" style:font-weight-asian="bold" style:font-weight-complex="bold"/>
    </style:style>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3" style:family="paragraph" style:parent-style-name="Preformatted_20_Text" style:list-style-name="L6">
      <style:text-properties style:text-underline-style="none" fo:font-weight="normal" style:font-weight-asian="normal" style:font-weight-complex="normal"/>
    </style:style>
    <style:style style:name="P34" style:family="paragraph" style:parent-style-name="Preformatted_20_Text" style:list-style-name="L7"/>
    <style:style style:name="P35" style:family="paragraph" style:parent-style-name="Preformatted_20_Text" style:list-style-name="L9"/>
    <style:style style:name="P36" style:family="paragraph" style:parent-style-name="Preformatted_20_Text" style:list-style-name="L10"/>
    <style:style style:name="P37" style:family="paragraph" style:parent-style-name="Preformatted_20_Text" style:list-style-name="L11"/>
    <style:style style:name="P38" style:family="paragraph" style:parent-style-name="Preformatted_20_Text" style:list-style-name="L13"/>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fo:font-size="10pt" style:text-underline-style="none" fo:font-weight="normal" style:font-size-asian="10pt" style:font-weight-asian="normal" style:font-size-complex="10pt" style:font-weight-complex="normal"/>
    </style:style>
    <style:style style:name="T8" style:family="text">
      <style:text-properties fo:font-size="10pt" style:text-underline-style="none" fo:font-weight="bold" style:font-size-asian="10pt" style:font-weight-asian="bold" style:font-size-complex="10pt" style:font-weight-complex="bold"/>
    </style:style>
    <style:style style:name="T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T12" style:family="text">
      <style:text-properties fo:font-size="11pt" style:text-underline-style="none" fo:font-weight="bold" style:font-size-asian="11pt" style:font-weight-asian="bold" style:font-size-complex="11pt" style:font-weight-complex="bold"/>
    </style:style>
    <style:style style:name="T13" style:family="text">
      <style:text-properties fo:font-size="11pt" style:text-underline-style="none" style:font-size-asian="11pt" style:font-size-complex="11pt"/>
    </style:style>
    <style:style style:name="T14" style:family="text">
      <style:text-properties fo:font-size="11pt" style:text-underline-style="none" fo:font-weight="normal" style:font-size-asian="11pt" style:font-weight-asian="normal" style:font-size-complex="11pt" style:font-weight-complex="normal"/>
    </style:style>
    <style:style style:name="T15"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6" style:family="text">
      <style:text-properties style:font-name="LMMono10"/>
    </style:style>
    <style:style style:name="T17" style:family="text">
      <style:text-properties fo:color="#008080" style:font-name="LMMono10"/>
    </style:style>
    <style:style style:name="T18" style:family="text">
      <style:text-properties fo:color="#008080" style:font-name="LMMono10" fo:font-style="italic" style:font-style-asian="italic" style:font-style-complex="italic"/>
    </style:style>
    <style:style style:name="T19"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Java EE</text:p>
      <text:p text:style-name="P1"/>
      <text:p text:style-name="Standard"/>
      <text:list xml:id="list5981354591" text:style-name="L1">
        <text:list-item>
          <text:p text:style-name="P8">Fonctionnement d'une application web avec Java EE</text:p>
        </text:list-item>
      </text:list>
      <text:p text:style-name="Standard"/>
      <text:p text:style-name="Standard"><draw:frame draw:style-name="fr2" draw:name="graphics1" text:anchor-type="as-char" svg:width="16.766cm" svg:height="5.754cm" draw:z-index="0"><draw:image xlink:href="http://uploads.siteduzero.com/files/369001_370000/369177.png" xlink:type="simple" xlink:show="embed" xlink:actuate="onLoad"/></draw:frame></text:p>
      <text:p text:style-name="Standard"/>
      <text:p text:style-name="Standard">Le serveur utilisé sera Tomcat.</text:p>
      <text:p text:style-name="Standard"/>
      <text:list xml:id="list1799968842" text:style-name="L2">
        <text:list-item>
          <text:p text:style-name="P9"><text:span text:style-name="T2">La servlet</text:span><text:span text:style-name="T1"> </text:span>:</text:p>
        </text:list-item>
      </text:list>
      <text:p text:style-name="Standard"/>
      <text:p text:style-name="Standard">Elle permet le traitement de requêtes et la personnalisation de réponse. Elle est le point d'entrée de l'application. </text:p>
      <text:p text:style-name="Standard"/>
      <text:p text:style-name="Standard">Créer une servlet : (exemple)</text:p>
      <text:p text:style-name="Standard"/>
      <text:p text:style-name="Standard"><text:tab/>package com.sdzee.servlets;</text:p>
      <text:p text:style-name="Standard"/>
      <text:p text:style-name="Standard"><text:tab/>import javax.servlet.http.HttpServlet;</text:p>
      <text:p text:style-name="Standard"/>
      <text:p text:style-name="Standard"><text:tab/>public class Test extends HttpServlet {</text:p>
      <text:p text:style-name="Standard"><text:s text:c="4"/></text:p>
      <text:p text:style-name="Standard"><text:tab/>}</text:p>
      <text:p text:style-name="Standard"/>
      <text:p text:style-name="Standard">Une servlet doit implémenter les méthodes doGet ou doPost ou doHead. </text:p>
      <text:p text:style-name="Standard"/>
      <text:p text:style-name="Standard">Enregistrement auprès de l'application :</text:p>
      <text:p text:style-name="Standard">Dans le fichier web.xml du répertoire WEB_INF, ajouter : </text:p>
      <text:p text:style-name="Standard">- <text:bookmark text:name="r-619452"/>Définition de la servlet</text:p>
      <text:p text:style-name="Standard"><text:tab/>&lt;servlet&gt;</text:p>
      <text:p text:style-name="Standard"><text:tab/><text:tab/>&lt;servlet-name&gt;Test&lt;/servlet-name&gt;</text:p>
      <text:p text:style-name="Standard"><text:tab/><text:tab/>&lt;servlet-class&gt;com.sdzee.servlets.Test&lt;/servlet-class&gt;</text:p>
      <text:p text:style-name="Standard"><text:tab/>&lt;/servlet&gt;</text:p>
      <text:p text:style-name="Standard"/>
      <text:p text:style-name="Standard">-<text:bookmark text:name="r-619472"/>Mapping de la servlet</text:p>
      <text:p text:style-name="Standard"><text:tab/>&lt;servlet-mapping&gt;</text:p>
      <text:p text:style-name="Standard"><text:tab/><text:tab/>&lt;servlet-name&gt;Test&lt;/servlet-name&gt;</text:p>
      <text:p text:style-name="Standard"><text:tab/><text:tab/>&lt;url-pattern&gt;/toto&lt;/url-pattern&gt;</text:p>
      <text:p text:style-name="Standard"><text:tab/>&lt;/servlet-mapping&gt;</text:p>
      <text:p text:style-name="Standard"><text:soft-page-break/></text:p>
      <text:p text:style-name="Standard"/>
      <text:p text:style-name="Standard"/>
      <text:list xml:id="list178410503" text:style-name="L3">
        <text:list-item>
          <text:p text:style-name="P10">La page JSP</text:p>
          <text:p text:style-name="P10"/>
        </text:list-item>
      </text:list>
      <text:list xml:id="list1459846831" text:style-name="L4">
        <text:list-header>
          <text:p text:style-name="P13">Une page JSP ressemble beaucoup à une page HTML : </text:p>
        </text:list-header>
        <text:list-item>
          <text:p text:style-name="P13">Elle est éxécutée côté serveur et génère une page renvoyée au client</text:p>
        </text:list-item>
        <text:list-item>
          <text:p text:style-name="P13">Contient des balise HTML mais aussi des balises JSP qui appelent du code JAVA</text:p>
        </text:list-item>
      </text:list>
      <text:p text:style-name="P3"/>
      <text:p text:style-name="P3">En coulisse côté serveur :</text:p>
      <text:p text:style-name="P3"/>
      <text:p text:style-name="Standard"><text:span text:style-name="T5"><text:s/></text:span><text:span text:style-name="T5"><draw:frame draw:style-name="fr3" draw:name="graphics2" text:anchor-type="as-char" svg:width="14.129cm" svg:height="8.414cm" draw:z-index="1"><draw:image xlink:href="http://uploads.siteduzero.com/files/369001_370000/369176.png" xlink:type="simple" xlink:show="embed" xlink:actuate="onLoad"/></draw:frame></text:span><text:bookmark text:name="r-619680"/></text:p>
      <text:p text:style-name="P3"/>
      <text:p text:style-name="P3">A chaque page JSP crée sera aussi crée une servlet. </text:p>
      <text:p text:style-name="P3">Les pages JSP se trouveront dans le répertoire WEB-INF et ne pourront donc pas être directement appelé par une url.</text:p>
      <text:p text:style-name="P3"/>
      <text:p text:style-name="P3">Mise en relation avec la servlet : </text:p>
      <text:p text:style-name="P3">Une fois la page JSP créer et positionnée dans le bon répertoire. Une servlet doit donc l'appeler grâce à la méthode doGet : </text:p>
      <text:p text:style-name="P3"/>
      <text:p text:style-name="P3">public void doGet( HttpServletRequest request, HttpServletResponse response )<text:tab/>throws ServletException, IOException {</text:p>
      <text:p text:style-name="P3"><text:tab/>this.getServletContext().getRequestDispatcher( "/WEB-INF/test.jsp" ).forward( request, response );</text:p>
      <text:p text:style-name="P3">}</text:p>
      <text:p text:style-name="P3"/>
      <text:p text:style-name="P3">Fonctionnement : </text:p>
      <text:p text:style-name="P3"><text:soft-page-break/><draw:frame draw:style-name="fr2" draw:name="graphics3" text:anchor-type="as-char" svg:width="12.116cm" svg:height="4.754cm" draw:z-index="2"><draw:image xlink:href="http://uploads.siteduzero.com/files/369001_370000/369174.png" xlink:type="simple" xlink:show="embed" xlink:actuate="onLoad"/></draw:frame></text:p>
      <text:p text:style-name="P3"/>
      <text:p text:style-name="P3">Les balises &lt; % …%&gt; permettent d'inclurent du code java, pour récupérer des données envoyés par la servlet par exemple : </text:p>
      <text:p text:style-name="P3"><text:tab/>String attribut = (String) request.getAttribute("test");</text:p>
      <text:p text:style-name="P3"/>
      <text:p text:style-name="P3">Il n'est pas très propre d'écrire du code Java dans une JSP ! </text:p>
      <text:p text:style-name="P3"/>
      <text:p text:style-name="P3">Données issues du client (par l'url) : les paramètres</text:p>
      <text:p text:style-name="P3"/>
      <text:p text:style-name="P3">Méthode GET : Pour de petites données. Si pas d'impact sur la ressource.</text:p>
      <text:p text:style-name="P3"/>
      <text:p text:style-name="P3">Méthode POST : Utilisé pour transmettre de grosses données. S'il y a un impact sur la ressource. </text:p>
      <text:p text:style-name="P3"/>
      <text:p text:style-name="P3">Syntaxe : </text:p>
      <text:list xml:id="list851301464" text:style-name="L5">
        <text:list-item>
          <text:p text:style-name="P17"><text:span text:style-name="T6">Les directives </text:span><text:span text:style-name="T5">: Placées en en-tête de page entre les balises &lt;%@ …%&gt;</text:span></text:p>
          <text:list>
            <text:list-item>
              <text:p text:style-name="P17"><text:span text:style-name="T6">taglib</text:span><text:span text:style-name="T5"> : inclut une bibliothèque personalisée nommée maTagLib</text:span></text:p>
              <text:p text:style-name="P14">&lt;%@ taglib uri="maTagLib.tld" prefix="tagExemple" %&gt;</text:p>
            </text:list-item>
            <text:list-item>
              <text:p text:style-name="P14">page : définit des informations relatives à la page JSP</text:p>
            </text:list-item>
            <text:list-item>
              <text:p text:style-name="P17"><text:span text:style-name="T6">include</text:span><text:span text:style-name="T5"> : inclut le contenu d'un autre fichier dans le fichier courant</text:span></text:p>
              <text:p text:style-name="P14">&lt;%@ include file="uneAutreJSP.jsp" %&gt;</text:p>
              <text:p text:style-name="P14">Très utile pour inclure le header et footer de la page par exemple ! Inclusion de pages uniquement statiques</text:p>
              <text:p text:style-name="P14">Copie de la page avant compilation de celle-ci</text:p>
            </text:list-item>
            <text:list-item>
              <text:p text:style-name="P14">standard include : inclut du contenu de manière "dynamique". Le contenu sera ici chargé à l'exécution.</text:p>
              <text:p text:style-name="P17">Pour inclure un même <text:span text:style-name="Emphasis"><text:span text:style-name="T5">header</text:span></text:span><text:span text:style-name="T5"> et un même </text:span><text:span text:style-name="Emphasis"><text:span text:style-name="T5">footer</text:span></text:span><text:span text:style-name="T5"> dans toutes les pages de votre application ou site web, il est préférable de ne pas utiliser ces techniques d'inclusion, mais de spécifier directement ces portions communes dans le fichier </text:span><text:span text:style-name="Strong_20_Emphasis"><text:span text:style-name="T4">web.xml</text:span></text:span><text:span text:style-name="T5"> de votre projet.</text:span></text:p>
            </text:list-item>
          </text:list>
          <text:p text:style-name="P14"/>
        </text:list-item>
      </text:list>
      <text:p text:style-name="P3"/>
      <text:list xml:id="list692505558" text:style-name="L6">
        <text:list-item>
          <text:p text:style-name="P11">Le Javabean</text:p>
        </text:list-item>
        <text:list-item>
          <text:p text:style-name="P11">Le langage EL</text:p>
        </text:list-item>
      </text:list>
      <text:p text:style-name="P2"/>
      <text:p text:style-name="P2"/>
      <text:p text:style-name="P2"/>
      <text:p text:style-name="P2"/>
      <text:p text:style-name="P2"/>
      <text:p text:style-name="P2"/>
      <text:p text:style-name="P2"/>
      <text:p text:style-name="P2"/>
      <text:p text:style-name="P2"/>
      <text:p text:style-name="P2"><text:soft-page-break/></text:p>
      <text:list xml:id="list328791624" text:continue-numbering="true" text:style-name="L6">
        <text:list-item>
          <text:p text:style-name="P11">Technologies JSTL</text:p>
          <text:p text:style-name="P15">Langage propre utilisé dans les pages JSP.</text:p>
          <text:p text:style-name="P15">Afin d'utiliser du JSTL dans une page JSP, ajoutez : </text:p>
          <text:list>
            <text:list-header>
              <text:p text:style-name="P33"><text:bookmark text:name="r-620920"/><text:span text:style-name="Source_20_Text">&lt;%@ taglib uri="http://java.sun.com/jsp/jstl/core" prefix="c" %&gt;</text:span></text:p>
            </text:list-header>
          </text:list>
        </text:list-item>
      </text:list>
      <text:p text:style-name="P6"><text:span text:style-name="Source_20_Text"/></text:p>
      <text:p text:style-name="P6"><text:span text:style-name="Source_20_Text"><text:tab/>Reconnaissance par tomcat : </text:span></text:p>
      <text:p text:style-name="Preformatted_20_Text"><text:span text:style-name="Source_20_Text"><text:span text:style-name="T5"><text:tab/>Télécharger </text:span></text:span><text:span text:style-name="Source_20_Text"><text:span text:style-name="Strong_20_Emphasis">jstl-1.2.jar</text:span></text:span><text:span text:style-name="Source_20_Text"><text:span text:style-name="T5"> en cliquant sur ce lien : </text:span></text:span><text:a xlink:type="simple" xlink:href="http://www.sdz-files.com/cours/java-ee/jstl-1.2.jar"><text:span text:style-name="Source_20_Text"><text:span text:style-name="T3">http://www.sdz-files.com/cours/java-ee/jstl-1.2.jar</text:span></text:span></text:a></text:p>
      <text:p text:style-name="Preformatted_20_Text"><text:span text:style-name="Source_20_Text"><text:span text:style-name="T5"/></text:span></text:p>
      <text:p text:style-name="Preformatted_20_Text"><text:span text:style-name="Source_20_Text"><text:span text:style-name="T5">Le copier dans le répertoire lib de WEB-INF</text:span></text:span></text:p>
      <text:p text:style-name="Preformatted_20_Text"><text:span text:style-name="Source_20_Text"><text:span text:style-name="T5"/></text:span></text:p>
      <text:list xml:id="list486483110" text:style-name="L7">
        <text:list-item>
          <text:p text:style-name="P34"><text:span text:style-name="Source_20_Text"><text:span text:style-name="T6">La bibliothèque Core :</text:span></text:span></text:p>
        </text:list-item>
      </text:list>
      <text:p text:style-name="Preformatted_20_Text"><text:span text:style-name="Source_20_Text"><text:span text:style-name="T6"/></text:span></text:p>
      <text:p text:style-name="Preformatted_20_Text"><text:span text:style-name="Source_20_Text"><text:span text:style-name="T3">Affichage d'une expression</text:span></text:span><text:span text:style-name="Source_20_Text"><text:span text:style-name="T6"> </text:span></text:span></text:p>
      <text:p text:style-name="Preformatted_20_Text"><text:span text:style-name="Source_20_Text"><text:span text:style-name="T6">&lt;c:out value="" /&gt;</text:span></text:span></text:p>
      <text:p text:style-name="Preformatted_20_Text"><text:span text:style-name="Source_20_Text"><text:span text:style-name="T5">utiliser ce tag JSTL lorsque vous affichez des variables</text:span></text:span></text:p>
      <text:p text:style-name="Preformatted_20_Text"><text:span text:style-name="Source_20_Text"><text:span text:style-name="T5"/></text:span></text:p>
      <text:h text:style-name="Heading_20_5" text:outline-level="5"><text:bookmark text:name="r-621006"/><text:span text:style-name="Source_20_Text"><text:span text:style-name="T3">Création de variable</text:span></text:span></text:h>
      <text:p text:style-name="Text_20_body"><text:span text:style-name="Source_20_Text"><text:span text:style-name="T8">&lt;c:set&gt;</text:span></text:span></text:p>
      <text:p text:style-name="Text_20_body"><text:span text:style-name="Source_20_Text"><text:span text:style-name="T7">ex : Cette balise met l'expression "Salut les zéros !" dans l'attribut "message" de la requête : </text:span></text:span></text:p>
      <text:p text:style-name="Text_20_body"><text:span text:style-name="Source_20_Text"><text:span text:style-name="T8">&lt;c:set var="message" value="Salut les zéros !" scope="request" /&gt;</text:span></text:span></text:p>
      <text:p text:style-name="Text_20_body"><text:span text:style-name="Source_20_Text"><text:span text:style-name="T7">Puis affichage de l'expression contenue dans la variable "message" de la requête :</text:span></text:span></text:p>
      <text:p text:style-name="Text_20_body"><text:span text:style-name="Source_20_Text"><text:span text:style-name="T8">&lt;c:out value="${requestScope.message}" /&gt;</text:span></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list xml:id="list1404635437" text:style-name="L8">
        <text:list-item>
          <text:p text:style-name="P20"><text:soft-page-break/><text:span text:style-name="Source_20_Text"><text:span text:style-name="T12">Remarques : </text:span></text:span></text:p>
          <text:p text:style-name="P20"><text:span text:style-name="Source_20_Text"><text:span text:style-name="T12">Les feuilles de styles CSS doivent être placées dans un répertoire publique : ex : webcontent</text:span></text:span></text:p>
        </text:list-item>
      </text:list>
      <text:p text:style-name="Text_20_body"><text:span text:style-name="Source_20_Text"><text:span text:style-name="T12"/></text:span></text:p>
      <text:p text:style-name="P4"><text:span text:style-name="Source_20_Text"><text:span text:style-name="T9">BASE DE DONNEES</text:span></text:span></text:p>
      <text:p text:style-name="Text_20_body"><text:span text:style-name="Source_20_Text"><text:span text:style-name="T12"/></text:span></text:p>
      <text:list xml:id="list115934754" text:continue-numbering="true" text:style-name="L8">
        <text:list-item>
          <text:p text:style-name="P20"><text:span text:style-name="Source_20_Text"><text:span text:style-name="T15">Préparation de la base de données MySQL</text:span></text:span></text:p>
          <text:p text:style-name="P20"><text:span text:style-name="Source_20_Text"><text:span text:style-name="T14"/></text:span></text:p>
        </text:list-item>
      </text:list>
      <text:p text:style-name="Preformatted_20_Text"><text:bookmark text:name="r-623886"/><text:span text:style-name="Source_20_Text"><text:span text:style-name="T14"><text:tab/>sudo apt-get install mysql-server mysql-client</text:span></text:span></text:p>
      <text:p text:style-name="Preformatted_20_Text"><text:span text:style-name="Source_20_Text"><text:span text:style-name="T14"><text:tab/>Modification du mdp par défaut de l'utilisateur root : </text:span></text:span></text:p>
      <text:p text:style-name="Preformatted_20_Text"><text:bookmark text:name="r-623888"/><text:span text:style-name="Source_20_Text"><text:span text:style-name="T14"><text:tab/></text:span></text:span><text:span text:style-name="Source_20_Text"><text:span text:style-name="Example"><text:span text:style-name="T14">sudo mysqladmin -u root -h localhost password 'votre mot de passe'</text:span></text:span></text:span></text:p>
      <text:list xml:id="list196030136" text:style-name="L9">
        <text:list-header>
          <text:p text:style-name="P35"><text:span text:style-name="Example"><text:span text:style-name="T12"/></text:span></text:p>
        </text:list-header>
      </text:list>
      <text:list xml:id="list252359548" text:style-name="L10">
        <text:list-item>
          <text:p text:style-name="P36"><text:span text:style-name="Example"><text:span text:style-name="T12">Création d'une base nommée bdd_sdzee: </text:span></text:span></text:p>
          <text:p text:style-name="P36"><text:span text:style-name="Example"><text:span text:style-name="T14"/></text:span></text:p>
          <text:p text:style-name="P36"><text:span text:style-name="Example"><text:span text:style-name="T14">CREATE DATABASE bdd_sdzee DEFAULT CHARACTER SET utf8 COLLATE utf8_general_ci;</text:span></text:span></text:p>
          <text:p text:style-name="P36"><text:span text:style-name="Example"><text:span text:style-name="T14"/></text:span></text:p>
        </text:list-item>
        <text:list-item>
          <text:p text:style-name="P36"><text:span text:style-name="Example"><text:span text:style-name="T12">Création d'un user : </text:span></text:span></text:p>
          <text:p text:style-name="P36"><text:span text:style-name="Example"><text:span text:style-name="T14">CREATE USER 'java'@'localhost' IDENTIFIED BY 'SdZ_eE';</text:span></text:span></text:p>
          <text:p text:style-name="P36"><text:span text:style-name="Example"><text:span text:style-name="T14">GRANT ALL ON bdd_sdzee.* TO 'java'@'localhost' IDENTIFIED BY 'SdZ_eE';</text:span></text:span></text:p>
        </text:list-item>
      </text:list>
      <text:p text:style-name="Preformatted_20_Text"><text:span text:style-name="Example"><text:span text:style-name="T14">Ici le compte créé se nomme </text:span></text:span><text:span text:style-name="Example"><text:span text:style-name="Strong_20_Emphasis"><text:span text:style-name="T14">java</text:span></text:span></text:span><text:span text:style-name="Example"><text:span text:style-name="T14">, a pour mot de passe </text:span></text:span><text:span text:style-name="Example"><text:span text:style-name="Strong_20_Emphasis"><text:span text:style-name="T14">SdZ_eE</text:span></text:span></text:span><text:span text:style-name="Example"><text:span text:style-name="T14"> et dispose de tous les droits sur la base </text:span></text:span><text:span text:style-name="Example"><text:span text:style-name="Strong_20_Emphasis"><text:span text:style-name="T14">bdd_sdzee</text:span></text:span></text:span><text:span text:style-name="Example"><text:span text:style-name="T14">.</text:span></text:span><text:span text:style-name="Example"><text:span text:style-name="T12"> </text:span></text:span></text:p>
      <text:p text:style-name="Preformatted_20_Text"><text:span text:style-name="Example"><text:span text:style-name="T12"/></text:span></text:p>
      <text:list xml:id="list1238569007" text:style-name="L11">
        <text:list-item>
          <text:p text:style-name="P37"><text:span text:style-name="Example"><text:span text:style-name="T14">Pour l'utiliser, il faut ensuite vous déconnecter via la commande <text:tab/><text:tab/><text:tab/>exit, </text:span></text:span></text:p>
          <text:p text:style-name="P37"><text:span text:style-name="Example"><text:span text:style-name="T14">et vous connecter à nouveau via la commande </text:span></text:span></text:p>
          <text:list>
            <text:list-item>
              <text:list>
                <text:list-item>
                  <text:list>
                    <text:list-item>
                      <text:list>
                        <text:list-item>
                          <text:list>
                            <text:list-item>
                              <text:list>
                                <text:list-header>
                                  <text:p text:style-name="P37"><text:span text:style-name="Example"><text:span text:style-name="T14">mysql -h localhost -u java -p, </text:span></text:span></text:p>
                                </text:list-header>
                              </text:list>
                            </text:list-item>
                          </text:list>
                        </text:list-item>
                      </text:list>
                    </text:list-item>
                  </text:list>
                </text:list-item>
              </text:list>
            </text:list-item>
          </text:list>
          <text:p text:style-name="P37"><text:span text:style-name="Example"><text:span text:style-name="T14">et enfin entrer la commande </text:span></text:span></text:p>
          <text:list>
            <text:list-item>
              <text:list>
                <text:list-item>
                  <text:list>
                    <text:list-item>
                      <text:list>
                        <text:list-item>
                          <text:list>
                            <text:list-item>
                              <text:list>
                                <text:list-header>
                                  <text:p text:style-name="P37"><text:span text:style-name="Example"><text:span text:style-name="T14">use bdd_sdzee</text:span></text:span></text:p>
                                </text:list-header>
                              </text:list>
                            </text:list-item>
                          </text:list>
                        </text:list-item>
                      </text:list>
                    </text:list-item>
                  </text:list>
                </text:list-item>
              </text:list>
            </text:list-item>
          </text:list>
        </text:list-item>
      </text:list>
      <text:p text:style-name="Preformatted_20_Text"><text:span text:style-name="Example"><text:span text:style-name="T12"/></text:span></text:p>
      <text:p text:style-name="Preformatted_20_Text"><text:span text:style-name="Example"><text:span text:style-name="T12"/></text:span></text:p>
      <text:list xml:id="list1926123479" text:continue-numbering="true" text:style-name="L11">
        <text:list-item>
          <text:p text:style-name="P37"><text:span text:style-name="Example"><text:span text:style-name="T12">Mise en place de Jdbc dans le projet</text:span></text:span></text:p>
        </text:list-item>
      </text:list>
      <text:p text:style-name="Preformatted_20_Text"><text:span text:style-name="Example"><text:span text:style-name="T14"/></text:span></text:p>
      <text:p text:style-name="Text_20_body"><text:span text:style-name="Example"><text:span text:style-name="T14">C</text:span></text:span><text:span text:style-name="Example"><text:span text:style-name="T14">'est une API qui fait partie intégrante de la plate-forme Java, et qui est constituée de classes permettant l'accès depuis vos applications Java à des données rangées sous forme de tables. Dans la très grande majorité des cas, il s'agira bien entendu de bases de données stockées dans un SGBD ! Les actions rendues possibles par cette API sont :</text:span></text:span></text:p>
      <text:list xml:id="list769100469" text:style-name="L12">
        <text:list-item>
          <text:p text:style-name="P21"><text:bookmark text:name="r-623916"/><text:bookmark text:name="r-623917"/><text:bookmark text:name="r-623922"/>la connexion avec le SGBD ;</text:p>
        </text:list-item>
        <text:list-item>
          <text:p text:style-name="P21"><text:bookmark text:name="r-623918"/><text:bookmark text:name="r-623919"/>l'envoi de requêtes SQL au SGBD depuis une application Java ;</text:p>
        </text:list-item>
        <text:list-item>
          <text:p text:style-name="P21"><text:bookmark text:name="r-623920"/><text:bookmark text:name="r-623921"/>le traitement des données et éventuelles erreurs retournées par le SGBD lors des différentes étapes du dialogue (connexion, requête, exécution, etc.).</text:p>
        </text:list-item>
      </text:list>
      <text:p text:style-name="Preformatted_20_Text"><text:span text:style-name="Example"><text:span text:style-name="T12"/></text:span></text:p>
      <text:p text:style-name="Preformatted_20_Text"><text:span text:style-name="Example"><text:span text:style-name="T12"/></text:span></text:p>
      <text:list xml:id="list1704141588" text:style-name="L13">
        <text:list-item>
          <text:p text:style-name="P38"><text:span text:style-name="Example"><text:span text:style-name="T12">Récupérer le driver :</text:span></text:span><text:a xlink:type="simple" xlink:href="http://dev.mysql.com/downloads/connector/j/"><text:span text:style-name="Example"><text:span text:style-name="T15">http://dev.mysql.com/downloads/connector/j/</text:span></text:span></text:a></text:p>
        </text:list-item>
      </text:list>
      <text:p text:style-name="Preformatted_20_Text"><text:span text:style-name="Example"><text:span text:style-name="T12"/></text:span></text:p>
      <text:p text:style-name="Preformatted_20_Text"><text:soft-page-break/><text:span text:style-name="Example"><text:span text:style-name="T12"><draw:frame draw:style-name="fr2" draw:name="graphics5" text:anchor-type="as-char" svg:width="17.491cm" svg:height="9.082cm" draw:z-index="3"><draw:image xlink:href="http://uploads.siteduzero.com/files/376001_377000/376708.png" xlink:type="simple" xlink:show="embed" xlink:actuate="onLoad"/></draw:frame></text:span></text:span></text:p>
      <text:p text:style-name="Preformatted_20_Text"><text:span text:style-name="Source_20_Text"><text:span text:style-name="T14">Il suffit ensuite de copier ce fichier dans le répertoire </text:span></text:span><text:span text:style-name="Source_20_Text"><text:span text:style-name="Strong_20_Emphasis"><text:span text:style-name="T13">/lib</text:span></text:span></text:span><text:span text:style-name="Source_20_Text"><text:span text:style-name="T14"> présent dans le dossier d'installation de votre Tomcat, et tous les projets déployés sur ce serveur pourront alors communiquer avec une base de données MySQL.</text:span></text:span></text:p>
      <text:list xml:id="list164345266" text:continue-list="list328791624" text:style-name="L6">
        <text:list-header>
          <text:p text:style-name="P15"/>
        </text:list-header>
      </text:list>
      <text:p text:style-name="P3"/>
      <text:p text:style-name="P3"><text:span text:style-name="T2">Le Modèle DAO</text:span> </text:p>
      <text:p text:style-name="P3"/>
      <text:list xml:id="list602169919" text:style-name="L14">
        <text:list-item>
          <text:p text:style-name="P16">Dans un package bean (de src) sera contenu les beans qui représentent les tables SQL. </text:p>
          <text:p text:style-name="P16">Donc ce sont des classes JAVA qui ont exactement la même structure qu'une classe SQL.</text:p>
          <text:p text:style-name="P16"><text:s/></text:p>
        </text:list-item>
        <text:list-item>
          <text:p text:style-name="P16">Créer un package dao : </text:p>
          <text:list>
            <text:list-item>
              <text:p text:style-name="P16">Un fichier de configuration place sous WEB_INF (car contient des mdp confidentiels) ex : dao.properties qui se chargera de lancer la connexion :</text:p>
              <text:p text:style-name="P16">url = jdbc:mysql://localhost:3306/bdd_sdze</text:p>
              <text:p text:style-name="P16">driver = com.mysql.jdbc.Driver</text:p>
              <text:p text:style-name="P16">nomutilisateur = java</text:p>
              <text:p text:style-name="P16">motdepasse = $dZ_£E</text:p>
              <text:p text:style-name="P16"><text:s/></text:p>
            </text:list-item>
            <text:list-item>
              <text:p text:style-name="P16">Creation d'un factory : est en charge de l'instanciation des différents DAO de notre appli</text:p>
              <text:p text:style-name="P16">Il va être reponsable de :</text:p>
              <text:list>
                <text:list-item>
                  <text:p text:style-name="P22"><text:bookmark text:name="r-624514"/><text:bookmark text:name="r-624515"/><text:bookmark text:name="r-624520"/><text:span text:style-name="T5">lire les informations de configuration depuis le fichier </text:span><text:span text:style-name="Emphasis"><text:span text:style-name="T5">properties</text:span></text:span><text:span text:style-name="T5"> ;</text:span></text:p>
                </text:list-item>
                <text:list-item>
                  <text:p text:style-name="P22"><text:bookmark text:name="r-624516"/><text:bookmark text:name="r-624517"/>charger le driver JDBC du SGBD utilisé ;</text:p>
                </text:list-item>
                <text:list-item>
                  <text:p text:style-name="P22"><text:bookmark text:name="r-624518"/><text:bookmark text:name="r-624519"/>fournir une connexion à la base de données.*</text:p>
                  <text:p text:style-name="P22">Il contient donc un constructeur, une méthode getInstance() qui récupère les properties du fichier properties (url, driver, nomUtilisateur, motdepasse). Puis on charge le driver récupéré et on retourne une instance de factory (avec l'url, nomUtilisateur et mdp). Une autre méthode getConnexion retourne la connexion à la base. Plus des méthodes de récupération de l'implémentation des différents DAO (des getters), ces méthodes créent une instance du DAOImpl</text:p>
                </text:list-item>
              </text:list>
            </text:list-item>
          </text:list>
        </text:list-item>
      </text:list>
      <text:p text:style-name="Text_20_body"/>
      <text:list xml:id="list2161879290" text:continue-numbering="true" text:style-name="L14">
        <text:list-item>
          <text:p text:style-name="P22"><text:soft-page-break/>Création de l'interface du DAO Utilisateur</text:p>
        </text:list-item>
        <text:list-item>
          <text:p text:style-name="P22">Création de l'implémentation du DAO implements l'interface</text:p>
        </text:list-item>
        <text:list-item>
          <text:p text:style-name="P22">Création d'une classe DAOUtilitaire (dans le package DAO) qui contient des fonctions utiles pour les DAO :</text:p>
          <text:list>
            <text:list-item>
              <text:p text:style-name="P22"><text:bookmark text:name="r-624591"/><text:bookmark text:name="r-624592"/><text:bookmark text:name="r-624597"/>une qui récupère une liste de paramètres et les ajoute à une requête préparée donnée ;</text:p>
            </text:list-item>
            <text:list-item>
              <text:p text:style-name="P22"><text:bookmark text:name="r-624593"/><text:bookmark text:name="r-624594"/>une qui récupère un <text:span text:style-name="Source_20_Text">ResultSet</text:span> et enregistre ses données dans un bean ;</text:p>
            </text:list-item>
            <text:list-item>
              <text:p text:style-name="P22"><text:bookmark text:name="r-624595"/><text:bookmark text:name="r-624596"/>une qui ferme toutes les ressources ouvertes.</text:p>
            </text:list-item>
          </text:list>
        </text:list-item>
      </text:list>
      <text:p text:style-name="Text_20_body"/>
      <text:p text:style-name="P5">Intégration</text:p>
      <text:p text:style-name="P5"/>
      <text:list xml:id="list1996238890" text:style-name="L15">
        <text:list-item>
          <text:p text:style-name="P24">Création d'un listener afin de lancer qu'une seule fois l'instanciation du facory et donc la connexion à la base</text:p>
        </text:list-item>
        <text:list-item>
          <text:h text:style-name="P7" text:outline-level="5"><text:bookmark text:name="r-624678"/>Configuration du Listener</text:h>
        </text:list-item>
      </text:list>
      <text:p text:style-name="Text_20_body"><text:bookmark text:name="r-624675"/>Pour que notre <text:span text:style-name="Strong_20_Emphasis">Listener</text:span> fraîchement créé soit pris en compte lors du démarrage de notre application, il nous faut ajouter une section au fichier <text:span text:style-name="Strong_20_Emphasis">web.xml</text:span> :</text:p>
      <text:p text:style-name="Text_20_body">&lt;listener&gt;</text:p>
      <text:p text:style-name="Text_20_body"><text:s text:c="4"/>&lt;listener-class&gt;com.sdzee.config.InitialisationDaoFactory&lt;/listener-class&gt;</text:p>
      <text:p text:style-name="Text_20_body">&lt;/listener&gt;</text:p>
      <text:p text:style-name="P23"/>
      <text:p text:style-name="P5">Fonctionnement : exemple de l'inscription</text:p>
      <text:list xml:id="list934251449" text:style-name="L17">
        <text:list-item>
          <text:p text:style-name="P26">Lors du démarrage de l'aplication, le listener InitialisationDAOFactory plus particulièrement et sa méthode contexInitialized est appelé. Cette méthode récupère le servletContext, crée un daoFactory (récupération properties pour la connexion) et le place dans un attribut qui est à portée de l'application. </text:p>
        </text:list-item>
      </text:list>
      <text:list xml:id="list218955738" text:style-name="L16">
        <text:list-item>
          <text:p text:style-name="P25">On a une servlet Inscription : C'est celle-ci qui sera appelée lorsque l'utilisateur cliquera sur le bouton Inscription (seulement les méthodes doPost et doGet). </text:p>
          <text:p text:style-name="P25">La méthode init() est appelée une unique fois au lancement de l'application. Elle récupère une instance de Utilisateur DAO en récupérant l'attribut de servletContext puis en appelant la méthode getUtilisateurDAO de la factory. Donc ici, nous avons une instance d'une DAOFactory ainsi qu'une instance d'UtilisateurDAO. </text:p>
          <text:p text:style-name="P25">La servlet (comme ttes servlets) contient les méthodes doGet et doPost.</text:p>
          <text:p text:style-name="P25">La méthode doGet affiche simplement la page d'inscription en appelant le JSP inscription.</text:p>
          <text:p text:style-name="P25">La méthode doPost crée une nouvelle inscription puis affiche la page JSP d'inscription avec dans la request le formulaire d'inscription et le nouvel utilisateur. </text:p>
        </text:list-item>
        <text:list-item>
          <text:p text:style-name="P25">Création de la nouvelle inscription : </text:p>
          <text:list>
            <text:list-header>
              <text:p text:style-name="P25">/* Préparation de l'objet formulaire */</text:p>
              <text:p text:style-name="P25">InscriptionForm form = new InscriptionForm( utilisateurDao );</text:p>
              <text:p text:style-name="P25"><text:s/>/* Traitement de la requête et récupération du bean en résultant */</text:p>
              <text:p text:style-name="P25">Utilisateur utilisateur = form.inscrireUtilisateur( request )</text:p>
            </text:list-header>
            <text:list-item>
              <text:p text:style-name="P25"><text:soft-page-break/>L'objet métier InscriptionForm et sa méthode inscrireUtilisateur ne fait que récupérer les paramètres de la request (donnée en paramètre), les vérifier et appele la méthode Créer de l'UtilsateurDAO qui se chargera de créer les requêtes. Les vérifications se font par des méthodes traiterXXX() de la classe InscriptionForm. Ces méthodes testent les valeurs entrées par l'utilisateur mais elles set aussi les attributs de l'objet utilisateur.</text:p>
            </text:list-item>
            <text:list-item>
              <text:p text:style-name="P25">La classe UtilisateurDAO : Notre instance d'UtilisateurDAO est en réalité un UtilisateurDAOImpl. [ UtilisateurDAO est une interface et UtilisateurDAOImpl implements cette interface]</text:p>
              <text:p text:style-name="P25">La méthode créer : Ouvre la connexion, crée et éxécute le preparedstatement, puis récupère l'id auto généré et le set dans l'objet Utilisateur. Celui-ci ainsi rempli peut être envoyé à la page JSP qui affichera une page en conséquence. </text:p>
            </text:list-item>
          </text:list>
        </text:list-item>
      </text:list>
      <text:p text:style-name="P23"/>
      <text:p text:style-name="P5">Résumé : </text:p>
      <text:list xml:id="list1878706332" text:style-name="L18">
        <text:list-item>
          <text:p text:style-name="P27">Appel de la servlet : init() → récupère une instance de UtilisateurDAO</text:p>
          <text:list>
            <text:list-item>
              <text:list>
                <text:list-item>
                  <text:list>
                    <text:list-item>
                      <text:list>
                        <text:list-item>
                          <text:list>
                            <text:list-header>
                              <text:p text:style-name="P27"><text:s text:c="3"/>(doGet) doPost →crée une nouvelle inscription (InscriptionForm) puis appele la page JSP</text:p>
                            </text:list-header>
                          </text:list>
                        </text:list-item>
                      </text:list>
                    </text:list-item>
                  </text:list>
                </text:list-item>
              </text:list>
            </text:list-item>
          </text:list>
        </text:list-item>
        <text:list-item>
          <text:p text:style-name="P29"><text:span text:style-name="T5">InscriptionFrom inscrit un utilisateur en récupérant les champs de request puis en appelant la méthode créer de UtilisateurDAOImp</text:span></text:p>
        </text:list-item>
        <text:list-item>
          <text:p text:style-name="P29"><text:span text:style-name="T5">UtilisateurDAOImpl se charge d'ouvrir la connexion, créer les requetes, les éxécuter puis ferme la connexion.</text:span></text:p>
        </text:list-item>
      </text:list>
      <text:p text:style-name="Text_20_body"><text:span text:style-name="T5"/></text:p>
      <text:p text:style-name="P5">Performances : connection pooling</text:p>
      <text:p text:style-name="P23">En therme de performances, il n'est pas possible d'ouvrir une connexion dans chaque appele à une méthode DAO. </text:p>
      <text:p text:style-name="P23">Utilisation de l'interface DataSource et de sa bibliothèque BoneCP. Télécharger le jar <text:a xlink:type="simple" xlink:href="http://www.sdz-files.com/cours/java-ee/bonecp-0.7.1.RELEASE.jar">http://www.sdz-files.com/cours/java-ee/bonecp-0.7.1.RELEASE.jar</text:a> et le placer dans le répertoire WEB-INF/lib de Tomcat. Télécharger SL4j <text:a xlink:type="simple" xlink:href="http://www.sdz-files.com/cours/java-ee/slf4j-api-1.6.6.jar">http://www.sdz-files.com/cours/java-ee/slf4j-api-1.6.6.jar</text:a> et Guava <text:a xlink:type="simple" xlink:href="http://www.sdz-files.com/cours/java-ee/guava-13.0.1.jar">http://www.sdz-files.com/cours/java-ee/guava-13.0.1.jar</text:a> et les placer dans le même répertoire que BoneCP (cette bibliothèque dépend des deux autres).</text:p>
      <text:p text:style-name="P23"/>
      <text:list xml:id="list641459784" text:style-name="L19">
        <text:list-item>
          <text:p text:style-name="P30"><text:span text:style-name="T6">Documentation de BoneCP</text:span><text:span text:style-name="T5"> : </text:span></text:p>
        </text:list-item>
      </text:list>
      <text:p text:style-name="P23"><text:a xlink:type="simple" xlink:href="http://jolbox.com/index.html?page=http://jolbox.com/configuration.html">http://jolbox.com/index.html?page=http://jolbox.com/configuration.html</text:a></text:p>
      <text:p text:style-name="P23"/>
      <text:list xml:id="list2017741584" text:style-name="L20">
        <text:list-item>
          <text:p text:style-name="P31"><text:span text:style-name="T6">Ouverture du pool</text:span><text:span text:style-name="T5"> : </text:span></text:p>
        </text:list-item>
      </text:list>
      <text:p text:style-name="P32">Ce code est à placer dans la DAOFactory après avoir charger le driver jdbc.</text:p>
      <text:p text:style-name="P23"><text:tab/></text:p>
      <text:p text:style-name="P23"><text:span text:style-name="T19"/></text:p>
      <text:p text:style-name="P23"><text:tab/></text:p>
      <text:p text:style-name="P23"/>
      <text:p text:style-name="P23"/>
      <text:p text:style-name="P23"><draw:frame draw:style-name="fr1" draw:name="Frame1" text:anchor-type="paragraph" svg:x="-0.496cm" svg:y="-0.141cm" svg:width="16.909cm" draw:z-index="4"><draw:text-box fo:min-height="7.357cm"><text:p text:style-name="P23"><text:span text:style-name="T17"/></text:p><text:p text:style-name="P23"><text:span text:style-name="T17">Class.forName( "com.mysql.jdbc.Driver" ); <text:s/></text:span><text:span text:style-name="T19">// chargement du driver JDBC (ici MySQL)</text:span></text:p><text:p text:style-name="P23"><text:span text:style-name="T17">BoneCPConfig config = new BoneCPConfig();</text:span><text:tab/><text:span text:style-name="T19">// création d'un objet BoneCPConfig</text:span></text:p><text:p text:style-name="P23"><text:span text:style-name="T17">config.setJdbcUrl( url );</text:span><text:tab/><text:tab/><text:tab/><text:span text:style-name="T19">// définition de l'URL JDBC</text:span></text:p><text:p text:style-name="P23"><text:span text:style-name="T17">config.setUsername( nomUtilisateur );</text:span><text:tab/><text:tab/><text:span text:style-name="T19">// définition du nom d'utilisateur</text:span></text:p><text:p text:style-name="P23"><text:span text:style-name="T17">config.setPassword( motDePasse );</text:span><text:tab/><text:tab/><text:span text:style-name="T19">// définition du mot de passe</text:span></text:p><text:p text:style-name="P23"><text:span text:style-name="T17">config.setMinConnectionsPerPartition( 5 );</text:span><text:tab/><text:span text:style-name="T19">// définition du nombre min de connexions par partition</text:span></text:p><text:p text:style-name="P23"><text:span text:style-name="T17">config.setMaxConnectionsPerPartition( 10 );</text:span><text:span text:style-name="T10"> </text:span><text:span text:style-name="T11">// définition du nombre max de connexions par partition</text:span></text:p><text:p text:style-name="P23"><text:span text:style-name="T17">config.setPartitionCount( 2 );<text:tab/></text:span><text:tab/><text:tab/><text:span text:style-name="T19">// définition du nombre de partitions</text:span></text:p><text:p text:style-name="P23"><text:tab/></text:p><text:p text:style-name="P23"><text:span text:style-name="T18">BoneCP connectionPool = new BoneCP( config ); </text:span><text:span text:style-name="T19">// création du pool à partir de l'objet BoneCPConfig</text:span></text:p><text:p text:style-name="P23"><text:span text:style-name="T19">…</text:span></text:p><text:p text:style-name="P23"><text:span text:style-name="T19"/></text:p></draw:text-box></draw:frame><text:soft-page-break/></text:p>
      <text:p text:style-name="Text_20_body"/>
      <text:p text:style-name="Text_20_body"/>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e constructeur d'une DAOFactory prend maintenant en paramètre un BoneCP.</text:p>
      <text:p text:style-name="P3">La méthode getConnection devient : </text:p>
      <text:p text:style-name="P3"/>
      <text:p text:style-name="P18"><text:s/>/* Méthode chargée de fournir une connexion à la base de données */</text:p>
      <text:p text:style-name="P3"><text:s text:c="4"/><text:span text:style-name="T17">Connection getConnection() throws SQLException {</text:span></text:p>
      <text:p text:style-name="P19"><text:s text:c="8"/>return connectionPool.getConnection();</text:p>
      <text:p text:style-name="P19"><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LMMono10" svg:font-family="LMMono10" style:font-pitch="fixed"/>
    <style:font-face style:name="DejaVu Sans Mono" svg:font-family="'DejaVu Sans Mono'" style:font-family-generic="modern" style:font-pitch="fixed"/>
    <style:font-face style:name="Droid Sans1" svg:font-family="'Droid Sans'" style:font-family-generic="modern" style:font-pitch="fixed"/>
    <style:font-face style:name="cmex10" svg:font-family="cmex10" style:font-pitch="variable"/>
    <style:font-face style:name="cmmi10" svg:font-family="cmmi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style:font-size-asian="12pt" style:font-weight-asian="bold" style:font-name-complex="DejaVu Sans"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DejaVu Sans Mono" style:font-size-complex="10pt"/>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roid Sans" style:font-size-asian="10pt" style:font-weight-asian="bold" style:font-name-complex="DejaVu Sans" style:font-size-complex="10pt"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roid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DejaVu Sans Mono" style:font-name-asian="Droid Sans1" style:font-name-complex="DejaVu Sans Mono"/>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8T14:22:08</meta:creation-date>
    <meta:generator>LibreOffice/3.5$Linux_X86_64 LibreOffice_project/350m1$Build-2</meta:generator>
    <dc:date>2014-08-22T11:21:40</dc:date>
    <meta:editing-duration>PT4H50M30S</meta:editing-duration>
    <meta:editing-cycles>56</meta:editing-cycles>
    <meta:document-statistic meta:table-count="0" meta:image-count="4" meta:object-count="0" meta:page-count="9" meta:paragraph-count="178" meta:word-count="1827" meta:character-count="12067" meta:non-whitespace-character-count="10380"/>
  </office:meta>
</office:document-meta>
</file>